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476042" draw:textarea-horizontal-align="justify" draw:textarea-vertical-align="middle" draw:auto-grow-height="false" fo:min-height="3.286cm" fo:min-width="3.32cm"/>
    </style:style>
    <style:style style:name="gr2" style:family="graphic" style:parent-style-name="objectwithoutfill">
      <style:graphic-properties svg:stroke-width="0.1cm" svg:stroke-color="#476042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476042" draw:marker-start-width="0.5cm" draw:marker-end="Arrow" draw:marker-end-width="0.6cm" draw:fill="non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864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style:style style:name="P2" style:family="paragraph">
      <loext:graphic-properties draw:fill-color="#476042"/>
      <style:paragraph-properties fo:text-align="center"/>
      <style:text-properties fo:color="#ffd320" fo:font-size="18pt" fo:font-weight="bold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color="#ffd320" fo:font-size="18pt" fo:font-weight="bold" style:font-size-asian="18pt" style:font-size-complex="18pt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4cm" svg:height="5cm" svg:x="7.6cm" svg:y="5.1cm">
          <text:p text:style-name="P1"><text:span text:style-name="T1">perceptron /</text:span></text:p>
          <text:p text:style-name="P1"><text:span text:style-name="T1">neur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1cm" svg:y1="6.5cm" svg:x2="7.7cm" svg:y2="7.6cm">
          <text:p/>
        </draw:line>
        <draw:line draw:style-name="gr2" draw:text-style-name="P3" draw:layer="layout" svg:x1="4.1cm" svg:y1="5cm" svg:x2="7.8cm" svg:y2="7.1cm">
          <text:p/>
        </draw:line>
        <draw:line draw:style-name="gr2" draw:text-style-name="P3" draw:layer="layout" svg:x1="4.3cm" svg:y1="10.8cm" svg:x2="7.66cm" svg:y2="8.24cm">
          <text:p/>
        </draw:line>
        <draw:line draw:style-name="gr3" draw:text-style-name="P3" draw:layer="layout" svg:x1="12.8cm" svg:y1="7.7cm" svg:x2="18.9cm" svg:y2="7.7cm">
          <text:p/>
        </draw:line>
        <draw:frame draw:style-name="gr4" draw:text-style-name="P4" draw:layer="layout" svg:width="5.7cm" svg:height="1.114cm" svg:x="12.5cm" svg:y="6.7cm">
          <draw:text-box>
            <text:p>Φ(x<text:span text:style-name="T2">1</text:span>, x<text:span text:style-name="T2">2</text:span>, … x<text:span text:style-name="T2">n</text:span>)</text:p>
          </draw:text-box>
        </draw:frame>
        <draw:frame draw:style-name="gr5" draw:text-style-name="P4" draw:layer="layout" svg:width="2cm" svg:height="0.962cm" svg:x="4.434cm" svg:y="8cm">
          <draw:text-box>
            <text:p>...</text:p>
          </draw:text-box>
        </draw:frame>
        <draw:frame draw:style-name="gr4" draw:text-style-name="P4" draw:layer="layout" svg:width="1.2cm" svg:height="1.114cm" svg:x="3.2cm" svg:y="4.4cm">
          <draw:text-box>
            <text:p>x<text:span text:style-name="T2">1</text:span></text:p>
          </draw:text-box>
        </draw:frame>
        <draw:frame draw:style-name="gr4" draw:text-style-name="P4" draw:layer="layout" svg:width="1.2cm" svg:height="1.114cm" svg:x="3.2cm" svg:y="10.386cm">
          <draw:text-box>
            <text:p>x<text:span text:style-name="T2">n</text:span></text:p>
          </draw:text-box>
        </draw:frame>
        <draw:frame draw:style-name="gr4" draw:text-style-name="P4" draw:layer="layout" svg:width="1.2cm" svg:height="1.114cm" svg:x="3.2cm" svg:y="5.9cm">
          <draw:text-box>
            <text:p>x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center" draw:textarea-vertical-align="top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pag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4T17:46:32.611693582</meta:creation-date>
    <dc:date>2017-01-05T10:55:30.133027166</dc:date>
    <meta:editing-duration>PT5H23M52S</meta:editing-duration>
    <meta:editing-cycles>5</meta:editing-cycles>
    <meta:generator>LibreOffice/5.2.2.2$Linux_X86_64 LibreOffice_project/20m0$Build-2</meta:generator>
    <meta:document-statistic meta:object-count="10"/>
  </office:meta>
</office:document-meta>
</file>